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0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 ese es el mejor modo de trabajarlo.<text:line-break/>Aquí tienes una <text:span text:style-name="Strong_20_Emphasis">estructura propuesta del capítulo sobre eficiencia</text:span>, organizada para mantener claridad técnica, coherencia filosófica y un tono inspirador que encaje con el resto de tu obra.</text:p>
      <text:p text:style-name="Horizontal_20_Line"/>
      <text:h text:style-name="Heading_20_2" text:outline-level="2">📘 <text:span text:style-name="Strong_20_Emphasis">Estructura del capítulo: “La Eficiencia”</text:span></text:h>
      <text:h text:style-name="Heading_20_3" text:outline-level="3"><text:span text:style-name="Strong_20_Emphasis">1. Introducción – El sentido de la eficiencia</text:span></text:h>
      <text:list xml:id="list4142053709" text:style-name="L1">
        <text:list-item>
          <text:p text:style-name="P2">Qué entendemos por “eficiencia” en el contexto de una máquina inteligente.</text:p>
        </text:list-item>
        <text:list-item>
          <text:p text:style-name="P2">Diferencia entre <text:span text:style-name="Emphasis">eficiencia técnica</text:span> (rendimiento físico del sistema) y <text:span text:style-name="Emphasis">eficiencia esencial</text:span> (la perfección del método).</text:p>
        </text:list-item>
        <text:list-item>
          <text:p text:style-name="P2">Relación entre la eficiencia y la naturaleza de la vida: el equilibrio entre gasto y resultado, entre energía y propósito.</text:p>
        </text:list-item>
        <text:list-item>
          <text:p text:style-name="P2">Pregunta central: ¿puede existir un sistema más eficiente que la propia vida?</text:p>
        </text:list-item>
      </text:list>
      <text:p text:style-name="Horizontal_20_Line"/>
      <text:h text:style-name="Heading_20_3" text:outline-level="3"><text:span text:style-name="Strong_20_Emphasis">2. Conceptos básicos</text:span></text:h>
      <text:h text:style-name="Heading_20_4" text:outline-level="4">2.1. Computadores y diferencias entre ellos</text:h>
      <text:list xml:id="list1849518753" text:style-name="L2">
        <text:list-item>
          <text:p text:style-name="P3">Breve repaso sobre cómo se comparan los computadores (velocidad, recursos, complejidad, escalabilidad).</text:p>
        </text:list-item>
        <text:list-item>
          <text:p text:style-name="P3">Introducción de la idea: <text:span text:style-name="Strong_20_Emphasis">no todas las máquinas calculan del mismo modo.</text:span></text:p>
        </text:list-item>
      </text:list>
      <text:h text:style-name="Heading_20_4" text:outline-level="4">2.2. Diferencia entre máquina y método</text:h>
      <text:list xml:id="list3934312459" text:style-name="L3">
        <text:list-item>
          <text:p text:style-name="P4">El hardware (la máquina) frente al software (el algoritmo).</text:p>
        </text:list-item>
        <text:list-item>
          <text:p text:style-name="P4">Ambos pueden evaluarse en términos de eficiencia, pero de maneras distintas.</text:p>
        </text:list-item>
        <text:list-item>
          <text:p text:style-name="P4">En nuestro caso: la <text:span text:style-name="Emphasis">máquina viviente</text:span> como hardware universal, y el <text:span text:style-name="Emphasis">método evolutivo</text:span> como su algoritmo natural.</text:p>
        </text:list-item>
      </text:list>
      <text:p text:style-name="Horizontal_20_Line"/>
      <text:h text:style-name="Heading_20_3" text:outline-level="3"><text:span text:style-name="Strong_20_Emphasis">3. Ejemplo ilustrativo – Medir la eficiencia de un algoritmo</text:span></text:h>
      <text:h text:style-name="Heading_20_4" text:outline-level="4">3.1. Definición de algoritmo</text:h>
      <text:list xml:id="list1936373003" text:style-name="L4">
        <text:list-item>
          <text:p text:style-name="P5">Qué es un procedimiento, cómo traduce un problema en una secuencia de operaciones.</text:p>
        </text:list-item>
        <text:list-item>
          <text:p text:style-name="P5">La eficiencia algorítmica como medida del esfuerzo necesario para alcanzar un resultado.</text:p>
        </text:list-item>
      </text:list>
      <text:h text:style-name="Heading_20_4" text:outline-level="4">3.2. Ejemplo práctico: ordenar una baraja</text:h>
      <text:list xml:id="list3540542131" text:style-name="L5">
        <text:list-item>
          <text:p text:style-name="P6">Descripción narrativa y técnica de los dos métodos.</text:p>
        </text:list-item>
        <text:list-item>
          <text:p text:style-name="P6"><text:soft-page-break/>Comparación de número de operaciones (N² vs N).</text:p>
        </text:list-item>
        <text:list-item>
          <text:p text:style-name="P6">Introducción del concepto de <text:span text:style-name="Emphasis">orden de magnitud</text:span> como métrica de eficiencia.</text:p>
        </text:list-item>
        <text:list-item>
          <text:p text:style-name="P6">Reflexión: incluso en procesos simples, la inteligencia consiste en <text:span text:style-name="Emphasis">elegir bien el método</text:span>.</text:p>
        </text:list-item>
      </text:list>
      <text:p text:style-name="Horizontal_20_Line"/>
      <text:h text:style-name="Heading_20_3" text:outline-level="3"><text:span text:style-name="Strong_20_Emphasis">4. Aplicación al sistema viviente</text:span></text:h>
      <text:h text:style-name="Heading_20_4" text:outline-level="4">4.1. El problema del tablero</text:h>
      <text:list xml:id="list3843222315" text:style-name="L6">
        <text:list-item>
          <text:p text:style-name="P7">Recordatorio del experimento: la ficha, el tablero, la distancia, el objetivo.</text:p>
        </text:list-item>
        <text:list-item>
          <text:p text:style-name="P7">Explicación de las condiciones del problema y del número mínimo de pasos requeridos.</text:p>
        </text:list-item>
      </text:list>
      <text:h text:style-name="Heading_20_4" text:outline-level="4">4.2. Observaciones del experimento</text:h>
      <text:list xml:id="list3330125500" text:style-name="L7">
        <text:list-item>
          <text:p text:style-name="P8">Cómo el sistema (la vida) ejecutó el proceso:</text:p>
          <text:list>
            <text:list-item>
              <text:p text:style-name="P8">Ciclo de vida del individuo.</text:p>
            </text:list-item>
            <text:list-item>
              <text:p text:style-name="P8">Reproducción como mecanismo de cálculo.</text:p>
            </text:list-item>
            <text:list-item>
              <text:p text:style-name="P8">Avance generacional como progreso en el cómputo.</text:p>
            </text:list-item>
          </text:list>
        </text:list-item>
        <text:list-item>
          <text:p text:style-name="P8">El sistema no adivina la respuesta: <text:span text:style-name="Strong_20_Emphasis">la construye paso a paso</text:span>, pero de manera perfecta.</text:p>
        </text:list-item>
        <text:list-item>
          <text:p text:style-name="P8">Cada generación representa una operación del cálculo total.</text:p>
        </text:list-item>
      </text:list>
      <text:h text:style-name="Heading_20_4" text:outline-level="4">4.3. Medida de eficiencia</text:h>
      <text:list xml:id="list1478833556" text:style-name="L8">
        <text:list-item>
          <text:p text:style-name="P9">El sistema resuelve el problema en el número mínimo de pasos posibles.</text:p>
        </text:list-item>
        <text:list-item>
          <text:p text:style-name="P9">Por lo tanto, <text:span text:style-name="Strong_20_Emphasis">su eficiencia algorítmica es absoluta.</text:span></text:p>
        </text:list-item>
        <text:list-item>
          <text:p text:style-name="P9">No existe otro método capaz de alcanzar el objetivo con menor coste operativo.</text:p>
        </text:list-item>
        <text:list-item>
          <text:p text:style-name="P9">Reflexión: cuando la vida opera en su modo natural, su eficiencia es perfecta.</text:p>
        </text:list-item>
      </text:list>
      <text:p text:style-name="Horizontal_20_Line"/>
      <text:h text:style-name="Heading_20_3" text:outline-level="3"><text:span text:style-name="Strong_20_Emphasis">5. La eficiencia del hardware viviente</text:span></text:h>
      <text:list xml:id="list2537068929" text:style-name="L9">
        <text:list-item>
          <text:p text:style-name="P10">Dificultad para comparar este tipo de máquina con cualquier otra.</text:p>
        </text:list-item>
        <text:list-item>
          <text:p text:style-name="P10">Su costo energético puede parecer inmenso, pero su alcance también lo es:</text:p>
          <text:list>
            <text:list-item>
              <text:p text:style-name="P10">Puede abordar <text:span text:style-name="Emphasis">problemas de cualquier complejidad</text:span>.</text:p>
            </text:list-item>
            <text:list-item>
              <text:p text:style-name="P10">No requiere conocimiento previo: aprende explorando.</text:p>
            </text:list-item>
            <text:list-item>
              <text:p text:style-name="P10">No necesita programación externa: su lógica surge del propio proceso vital.</text:p>
            </text:list-item>
          </text:list>
        </text:list-item>
        <text:list-item>
          <text:p text:style-name="P10">Reflexión: el precio de la universalidad es el gasto aparente, pero lo que obtiene a cambio es <text:span text:style-name="Emphasis">omnipotencialidad</text:span>.</text:p>
        </text:list-item>
      </text:list>
      <text:p text:style-name="Horizontal_20_Line"><text:soft-page-break/></text:p>
      <text:h text:style-name="Heading_20_3" text:outline-level="3"><text:span text:style-name="Strong_20_Emphasis">6. Reflexión filosófica – El significado de la eficiencia en la vida</text:span></text:h>
      <text:list xml:id="list4107248292" text:style-name="L10">
        <text:list-item>
          <text:p text:style-name="P11">La eficiencia como expresión de armonía entre gasto y propósito.</text:p>
        </text:list-item>
        <text:list-item>
          <text:p text:style-name="P11">En la vida, la eficiencia no consiste en ahorrar energía, sino en usarla del modo más significativo.</text:p>
        </text:list-item>
        <text:list-item>
          <text:p text:style-name="P11">Lo que parece “desperdicio” a escala local (una especie que muere, un proceso fallido) puede ser optimización a escala del todo.</text:p>
        </text:list-item>
        <text:list-item>
          <text:p text:style-name="P11">La vida, vista como un único sistema inteligente, <text:span text:style-name="Strong_20_Emphasis">no desperdicia nada.</text:span></text:p>
        </text:list-item>
        <text:list-item>
          <text:p text:style-name="P11">Conclusión poética:</text:p>
          <text:p text:style-name="P1">“La vida no calcula: se despliega.<text:line-break/>No busca el camino más corto, sino el camino verdadero.<text:line-break/>Y en esa fidelidad a su propio método, alcanza la eficiencia suprema.”</text:p>
        </text:list-item>
      </text:list>
      <text:p text:style-name="Horizontal_20_Line"/>
      <text:h text:style-name="Heading_20_3" text:outline-level="3"><text:span text:style-name="Strong_20_Emphasis">7. Conclusión general del capítulo</text:span></text:h>
      <text:list xml:id="list409417519" text:style-name="L11">
        <text:list-item>
          <text:p text:style-name="P12">Recapitulación: la eficiencia puede medirse, pero también contemplarse.</text:p>
        </text:list-item>
        <text:list-item>
          <text:p text:style-name="P12">En la máquina de la vida, la eficiencia no es un accidente: es una ley natural.</text:p>
        </text:list-item>
        <text:list-item>
          <text:p text:style-name="P12">Introducción sutil del vínculo con el próximo tema (por ejemplo: <text:span text:style-name="Emphasis">la conciencia</text:span>, <text:span text:style-name="Emphasis">la inteligencia del todo</text:span>, o <text:span text:style-name="Emphasis">el propósito del sistema</text:span>).</text:p>
        </text:list-item>
      </text:list>
      <text:p text:style-name="Horizontal_20_Line"/>
      <text:p text:style-name="Text_20_body">¿Quieres que prepare ahora una <text:span text:style-name="Strong_20_Emphasis">versión ampliada del esquema</text:span>, con pequeñas notas bajo cada punto que indiquen cómo podrías desarrollarlo en el estilo narrativo y científico del laboratorio?<text:line-break/>(sería como un “guion de redacción” que te serviría para comenzar a llenar los apartados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5T19:24:17.509000000</meta:creation-date>
    <dc:date>2025-10-25T19:37:48.243000000</dc:date>
    <meta:editing-duration>PT3M20S</meta:editing-duration>
    <meta:editing-cycles>1</meta:editing-cycles>
    <meta:document-statistic meta:table-count="0" meta:image-count="0" meta:object-count="0" meta:page-count="3" meta:paragraph-count="59" meta:word-count="708" meta:character-count="4374" meta:non-whitespace-character-count="3764"/>
    <meta:generator>LibreOffice/7.3.5.2$Windows_X86_64 LibreOffice_project/184fe81b8c8c30d8b5082578aee2fed2ea847c01</meta:generator>
  </office:meta>
</office:document-meta>
</file>